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110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4"/>
    <style:style style:name="ce6" style:family="table-cell" style:parent-style-name="Default" style:data-style-name="N110"/>
    <style:style style:name="ce7" style:family="table-cell" style:parent-style-name="Default" style:data-style-name="N112"/>
    <style:style style:name="ce8" style:family="table-cell" style:parent-style-name="Default" style:data-style-name="N4">
      <style:text-properties fo:font-weight="bold" style:font-weight-asian="bold" style:font-weight-complex="bold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Worked Example | Design of RC beams for Torsion (EN 1992-1:2004)</text:p>
          </table:table-cell>
          <table:covered-table-cell table:number-columns-repeated="8"/>
        </table:table-row>
        <table:table-row table:style-name="ro2">
          <table:table-cell office:value-type="string" calcext:value-type="string">
            <text:p><text:a xlink:href="https://structville.com/2021/01/worked-example-design-of-rc-beams-for-torsion-en-1992-12004.html" xlink:type="simple">https://structville.com/2021/01/worked-example-design-of-rc-beams-for-torsion-en-1992-12004.html</text:a>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 table:number-columns-spanned="9" table:number-rows-spanned="1">
            <text:p>EXAMPLE 6.7 Shear – Torsion interaction diagrams [EC2 clause 6].</text:p>
          </table:table-cell>
          <table:covered-table-cell table:number-columns-repeated="8"/>
        </table:table-row>
        <table:table-row table:style-name="ro2">
          <table:table-cell table:style-name="ce2" office:value-type="string" calcext:value-type="string" table:number-columns-spanned="3" table:number-rows-spanned="1">
            <text:p>Cross-section</text:p>
          </table:table-cell>
          <table:covered-table-cell table:number-columns-repeated="2"/>
          <table:table-cell table:number-columns-repeated="6"/>
        </table:table-row>
        <table:table-row table:style-name="ro2">
          <table:table-cell table:style-name="ce3"/>
          <table:table-cell office:value-type="string" calcext:value-type="string">
            <text:p>b=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ction width.</text:p>
          </table:table-cell>
          <table:table-cell table:number-columns-repeated="4"/>
        </table:table-row>
        <table:table-row table:style-name="ro2">
          <table:table-cell table:style-name="ce3"/>
          <table:table-cell office:value-type="string" calcext:value-type="string">
            <text:p>h=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ction depth.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 table:number-columns-spanned="3" table:number-rows-spanned="1">
            <text:p>Materials</text:p>
          </table:table-cell>
          <table:covered-table-cell table:number-columns-repeated="2"/>
          <table:table-cell table:number-columns-repeated="6"/>
        </table:table-row>
        <table:table-row table:style-name="ro2">
          <table:table-cell/>
          <table:table-cell office:value-type="string" calcext:value-type="string">
            <text:p>fck=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P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lpha_cc=</text:p>
          </table:table-cell>
          <table:table-cell table:style-name="ce5" office:value-type="float" office:value="0.85" calcext:value-type="float">
            <text:p>0.85</text:p>
          </table:table-cell>
          <table:table-cell/>
          <table:table-cell office:value-type="string" calcext:value-type="string">
            <text:p>Coefficient taking account of long term effects on the compressive strength and of unfavourable effects resulting from the way the load is applied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amma_c=</text:p>
          </table:table-cell>
          <table:table-cell table:formula="of:=1.5" office:value-type="float" office:value="1.5" calcext:value-type="float">
            <text:p>1.5</text:p>
          </table:table-cell>
          <table:table-cell/>
          <table:table-cell office:value-type="string" calcext:value-type="string">
            <text:p>Concrete partial safety fact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cd=</text:p>
          </table:table-cell>
          <table:table-cell table:style-name="ce5" table:formula="of:=[.C9]*[.C8]/[.C10]" office:value-type="float" office:value="15.8666666666667" calcext:value-type="float">
            <text:p>15.87</text:p>
          </table:table-cell>
          <table:table-cell office:value-type="string" calcext:value-type="string">
            <text:p>MP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fctm=</text:p>
          </table:table-cell>
          <table:table-cell table:style-name="ce5" table:formula="of:=0.3*[.C8]^(2/3)" office:value-type="float" office:value="2.76626177523507" calcext:value-type="float">
            <text:p>2.77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Mean value of axial strength of conc. – cl.3.1.6(2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ctk,0.05=</text:p>
          </table:table-cell>
          <table:table-cell table:style-name="ce5" table:formula="of:=0.7*[.C12]" office:value-type="float" office:value="1.93638324266455" calcext:value-type="float">
            <text:p>1.94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Characteristic axial strength of conc. (5% fractile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ct=</text:p>
          </table:table-cell>
          <table:table-cell table:style-name="ce5" office:value-type="float" office:value="1" calcext:value-type="float">
            <text:p>1.00</text:p>
          </table:table-cell>
          <table:table-cell/>
          <table:table-cell office:value-type="string" calcext:value-type="string">
            <text:p>Tensile strength coefficient – cl.3.1.6(2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ctd=</text:p>
          </table:table-cell>
          <table:table-cell table:style-name="ce5" table:formula="of:=[.C14]*[.C13]/[.C10]" office:value-type="float" office:value="1.29092216177636" calcext:value-type="float">
            <text:p>1.29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Design axial strength of concrete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yk=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P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gamma_y=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string" calcext:value-type="string">
            <text:p>Steel partial safety factor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yd=</text:p>
          </table:table-cell>
          <table:table-cell table:style-name="ce5" table:formula="of:=[.C16]/[.C17]" office:value-type="float" office:value="434.782608695652" calcext:value-type="float">
            <text:p>434.78</text:p>
          </table:table-cell>
          <table:table-cell office:value-type="string" calcext:value-type="string">
            <text:p>MPa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Reinforcement</text:p>
          </table:table-cell>
          <table:table-cell/>
          <table:table-cell table:style-name="ce5"/>
          <table:table-cell table:number-columns-repeated="6"/>
        </table:table-row>
        <table:table-row table:style-name="ro2">
          <table:table-cell/>
          <table:table-cell office:value-type="string" calcext:value-type="string">
            <text:p>Asl=</text:p>
          </table:table-cell>
          <table:table-cell table:style-name="ce6" office:value-type="float" office:value="0.001788" calcext:value-type="float">
            <text:p>1.79E-0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Torsion longitudinal reinforcement are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sw=</text:p>
          </table:table-cell>
          <table:table-cell table:style-name="ce6" office:value-type="float" office:value="0.000188" calcext:value-type="float">
            <text:p>188.00E-06</text:p>
          </table:table-cell>
          <table:table-cell office:value-type="string" calcext:value-type="string">
            <text:p>m2/m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Torsional parameters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A=</text:p>
          </table:table-cell>
          <table:table-cell table:formula="of:=[.C6]*[.C5]" office:value-type="float" office:value="0.24" calcext:value-type="float">
            <text:p>0.24</text:p>
          </table:table-cell>
          <table:table-cell office:value-type="string" calcext:value-type="string">
            <text:p>m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u=</text:p>
          </table:table-cell>
          <table:table-cell table:formula="of:=2*([.C5]+[.C6])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_ef=</text:p>
          </table:table-cell>
          <table:table-cell table:style-name="ce7" table:formula="of:=[.C23]/[.C24]" office:value-type="float" office:value="0.12" calcext:value-type="float">
            <text:p>0.1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ffective thickness of walls – cl.6.3.2(1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k=</text:p>
          </table:table-cell>
          <table:table-cell table:style-name="ce7" table:formula="of:=([.C6]-[.C25])*([.C5]-[.C25])" office:value-type="float" office:value="0.1344" calcext:value-type="float">
            <text:p>0.1344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Area enclosed by centre lines of walls – cl.6.3.2(1);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_k=</text:p>
          </table:table-cell>
          <table:table-cell table:style-name="ce7" table:formula="of:=2*(([.C5]-[.C25])+([.C6]-[.C25]))" office:value-type="float" office:value="1.52" calcext:value-type="float">
            <text:p>1.5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rimeter – cl.6.3.2(3);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u=</text:p>
          </table:table-cell>
          <table:table-cell table:style-name="ce7" table:formula="of:=0.6*(1-[.C8]/250)" office:value-type="float" office:value="0.5328" calcext:value-type="float">
            <text:p>0.5328</text:p>
          </table:table-cell>
          <table:table-cell/>
          <table:table-cell office:value-type="string" calcext:value-type="string">
            <text:p>Strength reduction factor for concrete cracked in she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lpha_cw=</text:p>
          </table:table-cell>
          <table:table-cell table:style-name="ce7" office:value-type="float" office:value="1" calcext:value-type="float">
            <text:p>1.0000</text:p>
          </table:table-cell>
          <table:table-cell/>
          <table:table-cell office:value-type="string" calcext:value-type="string">
            <text:p>Coefficient taking account of the state of the stress in the compression chord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heta=</text:p>
          </table:table-cell>
          <table:table-cell office:value-type="float" office:value="21.8" calcext:value-type="float">
            <text:p>21.8</text:p>
          </table:table-cell>
          <table:table-cell/>
          <table:table-cell office:value-type="string" calcext:value-type="string">
            <text:p>Angle of compression struts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style-name="ce4" office:value-type="string" calcext:value-type="string">
            <text:p>Torsional resistance (Section 6.3, EC2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5" table:formula="of:=2*[.C28]*[.C11]" office:value-type="float" office:value="16.90752" calcext:value-type="float">
            <text:p>16.91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5" table:formula="of:=[.C26]*[.C25]*1000000" office:value-type="float" office:value="16128" calcext:value-type="float">
            <text:p>16,128.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5" table:formula="of:=SIN(RADIANS([.C30]))*COS(RADIANS([.C30]))" office:value-type="float" office:value="0.344809771867835" calcext:value-type="float">
            <text:p>0.34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string" calcext:value-type="string">
            <text:p>Trd,max=</text:p>
          </table:table-cell>
          <table:table-cell table:style-name="ce8" table:formula="of:=[.C35]*[.C34]*[.C33]/1000" office:value-type="float" office:value="94.0242742234122" calcext:value-type="float">
            <text:p>94.02</text:p>
          </table:table-cell>
          <table:table-cell table:style-name="ce4" office:value-type="string" calcext:value-type="string">
            <text:p>kN.m</text:p>
          </table:table-cell>
          <table:table-cell table:style-name="ce4" office:value-type="string" calcext:value-type="string">
            <text:p>Design torsional resistance moment according to expression (6.30) of EC2.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style-name="ce4" office:value-type="string" calcext:value-type="string">
            <text:p>Torsional resistance of the concrete alone</text:p>
          </table:table-cell>
          <table:table-cell/>
          <table:table-cell table:style-name="ce9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Trd,c=</text:p>
          </table:table-cell>
          <table:table-cell table:style-name="ce5" table:formula="of:=2*[.C26]*[.C15]*[.C25]*1000" office:value-type="float" office:value="41.6399852502584" calcext:value-type="float">
            <text:p>41.64</text:p>
          </table:table-cell>
          <table:table-cell/>
          <table:table-cell office:value-type="string" calcext:value-type="string">
            <text:p>Maximum torsional resist moment with no shear reinf. – cl.6.3.2(5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asl,max=</text:p>
          </table:table-cell>
          <table:table-cell table:style-name="ce5" table:formula="of:=[.C20]*2*[.C26]*[.C18]/[.C27]*TAN(RADIANS([.C30]))*1000" office:value-type="float" office:value="54.9862829586437" calcext:value-type="float">
            <text:p>54.99</text:p>
          </table:table-cell>
          <table:table-cell office:value-type="string" calcext:value-type="string">
            <text:p>kN.m</text:p>
          </table:table-cell>
          <table:table-cell office:value-type="string" calcext:value-type="string">
            <text:p>Maximum torsional resist moment due to longitudinal reinforcemen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asw,max=</text:p>
          </table:table-cell>
          <table:table-cell table:style-name="ce5" table:formula="of:=[.C21]*2*[.C26]*[.C18]/TAN(RADIANS([.C30]))*1000" office:value-type="float" office:value="54.9326145346262" calcext:value-type="float">
            <text:p>54.93</text:p>
          </table:table-cell>
          <table:table-cell office:value-type="string" calcext:value-type="string">
            <text:p>kN.m</text:p>
          </table:table-cell>
          <table:table-cell office:value-type="string" calcext:value-type="string">
            <text:p>Maximum torsional resist moment due to transverse reinforcemen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w,max=</text:p>
          </table:table-cell>
          <table:table-cell table:formula="of:=MIN([.C27]/8;[.C6];[.C5])" office:value-type="float" office:value="0.19" calcext:value-type="float">
            <text:p>0.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ximum spacing for torsion shear reinforcement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4" number:min-decimal-places="4" number:min-integer-digits="1" number:grouping="true"/>
    </number:number-style>
    <number:number-style style:name="N11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is C. Pérez Tato</meta:initial-creator>
    <meta:creation-date>2025-08-03T11:17:58.238777515</meta:creation-date>
    <dc:date>2025-08-03T12:38:08.581869008</dc:date>
    <dc:creator>Luis C. Pérez Tato</dc:creator>
    <meta:editing-duration>PT1H8M21S</meta:editing-duration>
    <meta:editing-cycles>18</meta:editing-cycles>
    <meta:generator>LibreOffice/7.3.7.2$Linux_X86_64 LibreOffice_project/30$Build-2</meta:generator>
    <meta:document-statistic meta:table-count="1" meta:cell-count="109" meta:object-count="0"/>
  </office:meta>
</office:document-meta>
</file>